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35C979A40F71CC46D98.png" manifest:media-type="image/png"/>
  <manifest:file-entry manifest:full-path="Pictures/1000000000000020000000204B249CA79A42C6D7.png" manifest:media-type="image/png"/>
  <manifest:file-entry manifest:full-path="Pictures/TablePreview1.svm" manifest:media-type=""/>
  <manifest:file-entry manifest:full-path="Pictures/10000000000004F900000322DFF1C8080C64CBDD.png" manifest:media-type="image/png"/>
  <manifest:file-entry manifest:full-path="Pictures/10000000000004F9000003223E8DE6A42D0A802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2-subtitle">
      <style:graphic-properties draw:fill-color="#ffffff" fo:min-height="16.255cm"/>
    </style:style>
    <style:style style:name="pr7" style:family="presentation" style:parent-style-name="Vivid2-notes">
      <style:graphic-properties draw:fill-color="#ffffff" draw:auto-grow-height="true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outline1">
      <style:graphic-properties fo:min-height="14.786cm"/>
    </style:style>
    <style:style style:name="pr10" style:family="presentation" style:parent-style-name="Vivid2-notes">
      <style:graphic-properties draw:fill-color="#ffffff" fo:min-height="12.464cm"/>
    </style:style>
    <style:style style:name="co1" style:family="table-column">
      <style:table-column-properties style:column-width="10.028cm" style:use-optimal-column-width="false"/>
    </style:style>
    <style:style style:name="co2" style:family="table-column">
      <style:table-column-properties style:column-width="10.03cm" style:use-optimal-column-width="false"/>
    </style:style>
    <style:style style:name="ro1" style:family="table-row">
      <style:table-row-properties style:row-height="1.386cm"/>
    </style:style>
    <style:style style:name="ro2" style:family="table-row">
      <style:table-row-properties style:row-height="1.158cm"/>
    </style:style>
    <style:style style:name="ro3" style:family="table-row">
      <style:table-row-properties style:row-height="1.16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loext:graphic-properties draw:fill-color="#ffffff"/>
    </style:style>
    <style:style style:name="T1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line-through-type="none" style:font-name="Source Sans Pro1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TCC – MBA em Ciência de Dados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Henrique Cursino Vieira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ergunta de pesquisa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Utilizando o método PICo</text:p>
                <text:list>
                  <text:list-item>
                    <text:p>P – População, Paciente ou Problema</text:p>
                  </text:list-item>
                  <text:list-item>
                    <text:p>I – Interesse</text:p>
                  </text:list-item>
                  <text:list-item>
                    <text:p>Co – Contexto</text:p>
                  </text:list-item>
                </text:list>
              </text:list-item>
              <text:list-item>
                <text:p>Onde temos:</text:p>
                <text:list>
                  <text:list-item>
                    <text:p>P – Categorização de patentes</text:p>
                  </text:list-item>
                  <text:list-item>
                    <text:p><text:span text:style-name="T1">I – Modelo de classificação baseado em florestas aleatórias</text:span></text:p>
                  </text:list-item>
                  <text:list-item>
                    <text:p><text:span text:style-name="T1">Co – Aplicado a Agronomia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32" presentation:use-date-time-name="dtd1">
        <office:forms form:automatic-focus="false" form:apply-design-mode="false"/>
        <draw:frame presentation:style-name="pr6" draw:text-style-name="P3" draw:layer="layout" svg:width="29.996cm" svg:height="16.255cm" svg:x="1.664cm" svg:y="2.337cm" presentation:class="subtitle" presentation:user-transformed="true">
          <draw:text-box>
            <text:p>Qual a acurácia na categorização de patentes com o modelo de classificação baseado em floresta aleatória aplicado a Agronomia 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Levantamento dos term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P – patentes / patents</text:p>
              </text:list-item>
              <text:list-item>
                <text:p>I – floresta aleatória / random forest</text:p>
              </text:list-item>
              <text:list-item>
                <text:p>Co – agronomia / agronomy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Elaboração da estratégia de busca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“Patent mining” AND “random forest” AND Agronomy</text:p>
              </text:list-item>
              <text:list-item>
                <text:p>“Patent mining” AND “random forest”</text:p>
              </text:list-item>
              <text:list-item>
                <text:p>“Patent mining” AND Agronomy AND “Machine learning”</text:p>
              </text:list-item>
              <text:list-item>
                <text:p><text:span text:style-name="T2">“</text:span><text:span text:style-name="T2">Patent mining” AND “</text:span>Machine learning”</text:p>
              </text:list-item>
              <text:list-item>
                <text:p><text:span text:style-name="T2">“</text:span><text:span text:style-name="T2">Patent” AND “</text:span>Machine learning”</text:p>
              </text:list-item>
              <text:list-item>
                <text:p>“Patent mining”</text:p>
              </text:list-item>
              <text:list-item>
                <text:p>“random forest”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Base de dados</text:p>
          </draw:text-box>
        </draw:frame>
        <draw:frame presentation:style-name="pr9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Google Scholar</text:p>
                <text:list>
                  <text:list-item>
                    <text:p><text:a xlink:href="https://scholar.google.com/" xlink:type="simple">https://scholar.google.com/</text:a></text:p>
                  </text:list-item>
                </text:list>
              </text:list-item>
              <text:list-item>
                <text:p>Microsoft Academic</text:p>
                <text:list>
                  <text:list-item>
                    <text:p><text:a xlink:href="https://academic.microsoft.com/home" xlink:type="simple">https://academic.microsoft.com/home</text:a></text:p>
                  </text:list-item>
                </text:list>
              </text:list-item>
              <text:list-item>
                <text:p>Semantic Scholar</text:p>
                <text:list>
                  <text:list-item>
                    <text:p><text:a xlink:href="https://www.semanticscholar.org/" xlink:type="simple">https://www.semanticscholar.org/</text:a></text:p>
                  </text:list-item>
                </text:list>
              </text:list-item>
              <text:list-item>
                <text:p>Periodicos CAPES</text:p>
                <text:list>
                  <text:list-item>
                    <text:p><text:a xlink:href="http://www.periodicos.capes.gov.br/" xlink:type="simple">http://www.periodicos.capes.gov.br</text:a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Periodicos CAPES</text:p>
          </draw:text-box>
        </draw:frame>
        <draw:frame draw:style-name="standard" draw:layer="layout" svg:width="30.085cm" svg:height="6.019cm" svg:x="1.664cm" svg:y="5.08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Pesquisa</text:p>
              </table:table-cell>
              <table:table-cell>
                <text:p>Resultado</text:p>
              </table:table-cell>
              <table:table-cell>
                <text:p>Correlacionado a pesquisa</text:p>
              </table:table-cell>
            </table:table-row>
            <table:table-row table:style-name="ro2" table:default-cell-style-name="gray2">
              <table:table-cell>
                <text:p>Patents AND “random forest”</text:p>
              </table:table-cell>
              <table:table-cell>
                <text:p>663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  <table:table-row table:style-name="ro3" table:default-cell-style-name="gray1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úme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úme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5T23:05:32.289209113</meta:creation-date>
    <meta:editing-duration>PT5H22M36S</meta:editing-duration>
    <meta:editing-cycles>32</meta:editing-cycles>
    <meta:generator>LibreOffice/6.0.7.3$Linux_X86_64 LibreOffice_project/00m0$Build-3</meta:generator>
    <dc:title>Vivid</dc:title>
    <dc:date>2020-09-30T00:05:56.885204821</dc:date>
    <meta:document-statistic meta:object-count="67"/>
  </office:meta>
</office:document-meta>
</file>